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ice_unit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subtotal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5"><text:s text:c="35"/>IBAN: IT49T 05116 54570 000 000 000 130</text:p>
            <text:p text:style-name="P14"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1T09:25:56.572041461</dc:date>
    <meta:editing-duration>P7DT1H56M20S</meta:editing-duration>
    <meta:editing-cycles>722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4" meta:character-count="2217" meta:non-whitespace-character-count="2018"/>
    <meta:user-defined meta:name="Info 1"/>
    <meta:user-defined meta:name="Info 2"/>
    <meta:user-defined meta:name="Info 3"/>
    <meta:user-defined meta:name="Info 4"/>
  </office:meta>
</office:document-meta>
</file>